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_20_Spacing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No_20_Spacing">
      <style:paragraph-properties>
        <style:tab-stops>
          <style:tab-stop style:position="8.001cm" style:type="center"/>
        </style:tab-stops>
      </style:paragraph-properties>
    </style:style>
    <style:style style:name="P5" style:family="paragraph" style:parent-style-name="No_20_Spacing">
      <style:paragraph-properties fo:margin-left="0.635cm" fo:margin-right="0cm" fo:text-indent="0cm" style:auto-text-indent="false"/>
    </style:style>
    <style:style style:name="P6" style:family="paragraph" style:parent-style-name="No_20_Spacing">
      <style:paragraph-properties fo:margin-left="0cm" fo:margin-right="0cm" fo:text-indent="0cm" style:auto-text-indent="false"/>
      <style:text-properties fo:font-weight="normal" officeooo:rsid="0009aef5" officeooo:paragraph-rsid="0009aef5" style:font-weight-asian="normal" style:font-weight-complex="normal"/>
    </style:style>
    <style:style style:name="P7" style:family="paragraph" style:parent-style-name="No_20_Spacing">
      <style:paragraph-properties fo:margin-left="0.635cm" fo:margin-right="0cm" fo:text-indent="0cm" style:auto-text-indent="false"/>
      <style:text-properties officeooo:rsid="0009aef5" officeooo:paragraph-rsid="0009aef5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List_20_Paragraph" style:list-style-name="WWNum4"/>
    <style:style style:name="P11" style:family="paragraph" style:parent-style-name="No_20_Spacing" style:list-style-name="WWNum6"/>
    <style:style style:name="P12" style:family="paragraph" style:parent-style-name="No_20_Spacing" style:list-style-name="WWNum5"/>
    <style:style style:name="P13" style:family="paragraph" style:parent-style-name="No_20_Spacing">
      <style:paragraph-properties fo:margin-left="0cm" fo:margin-right="0cm" fo:text-indent="0cm" style:auto-text-indent="false"/>
      <style:text-properties fo:font-weight="normal" officeooo:rsid="0009aef5" officeooo:paragraph-rsid="0009aef5" style:font-weight-asian="normal" style:font-weight-complex="normal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fo:font-weight="normal" officeooo:rsid="000c6c64" officeooo:paragraph-rsid="000c6c64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Wingdings1" fo:font-size="12pt" fo:font-weight="bold" style:font-name-asian="Wingdings2" style:font-size-asian="12pt" style:font-weight-asian="bold" style:font-name-complex="Wingdings2" style:font-size-complex="12pt" style:font-weight-complex="bold"/>
    </style:style>
    <style:style style:name="T3" style:family="text">
      <style:text-properties style:font-name="Wingdings1" style:font-name-asian="Wingdings2" style:font-name-complex="Wingdings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a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vie Attendance Prediction</text:p>
      <text:p text:style-name="P9">Goal: Predicting the audience turnout of a movie shown in a specific cinema based on previous attendance.</text:p>
      <text:p text:style-name="Standard"><text:span text:style-name="T1">Reminder: Write as much down as possible! </text:span><text:span text:style-name="T2"></text:span><text:span text:style-name="T1"> Easier to navigate through project!</text:span></text:p>
      <text:p text:style-name="P2"/>
      <text:p text:style-name="Standard"><text:span text:style-name="T4">Interesting Features Brainstorm</text:span>:</text:p>
      <text:list xml:id="list543557882" text:style-name="WWNum4">
        <text:list-item>
          <text:p text:style-name="P10">How much clicks does the movie trailer have online (popularity)?</text:p>
        </text:list-item>
        <text:list-item>
          <text:p text:style-name="P10">Like to Click ratio?</text:p>
        </text:list-item>
        <text:list-item>
          <text:p text:style-name="P10">What rating does the Movie have?</text:p>
        </text:list-item>
        <text:list-item>
          <text:p text:style-name="P10">Genre (How to handle multiple genres)?</text:p>
        </text:list-item>
        <text:list-item>
          <text:p text:style-name="P10">Is the movie available on streaming services?</text:p>
        </text:list-item>
        <text:list-item>
          <text:p text:style-name="P10">When was it shown (how was the weather lol)?</text:p>
        </text:list-item>
        <text:list-item>
          <text:p text:style-name="P10">Release date (hype?)</text:p>
        </text:list-item>
        <text:list-item>
          <text:p text:style-name="P10">Length?</text:p>
        </text:list-item>
        <text:list-item>
          <text:p text:style-name="P10">Shown in internal Trailer? (y/n)</text:p>
        </text:list-item>
      </text:list>
      <text:p text:style-name="Standard"><text:span text:style-name="T3"></text:span> How many people did actually visit? Are there correlations between features and turnout?</text:p>
      <text:p text:style-name="P1"/>
      <text:p text:style-name="P1">How to design a dataset?</text:p>
      <text:p text:style-name="No_20_Spacing"/>
      <text:p text:style-name="No_20_Spacing">HOOOW? Really don’t want to put a lot of effort into an Excel sheet that is wrongly formatted…</text:p>
      <text:p text:style-name="No_20_Spacing">Should be readable by pandas and R (!).</text:p>
      <text:p text:style-name="P4">What features should be included initially? <text:span text:style-name="T3"></text:span> Title, Date, Attendance (more?)</text:p>
      <text:p text:style-name="P4">Plan is to get all the other features over those initial ones!</text:p>
      <text:p text:style-name="P4"/>
      <text:p text:style-name="P4">Features in first Row and Data in Rows belove! Start at 1,1.</text:p>
      <text:p text:style-name="P4"/>
      <text:p text:style-name="P4">Important: Save the finished Dataset in .csv file and don’t (!) compute external features every time I reopen Jupiter notebook.</text:p>
      <text:p text:style-name="Standard"/>
      <text:p text:style-name="P2">Stats</text:p>
      <text:p text:style-name="Standard">Make some scatterplots of Attendance and features. Test for correlations. How can the data be interpretated? Higher turnout in Summer or Winter Semester?</text:p>
      <text:p text:style-name="Standard"/>
      <text:p text:style-name="P2">How much data is needed for a solid prediction?</text:p>
      <text:p text:style-name="No_20_Spacing">For multiple regression at least n &gt;= p + 1 for p features but should be a lot more</text:p>
      <text:p text:style-name="No_20_Spacing">The more data the better, just go for it, I guess. Trying out different combinations (only pre/post pandemic, both) should be key.</text:p>
      <text:p text:style-name="Standard"/>
      <text:p text:style-name="P2"/>
      <text:p text:style-name="P2"/>
      <text:p text:style-name="P2"><text:soft-page-break/>TMDB vs. IMDB</text:p>
      <text:p text:style-name="Standard">Maybe check out if results differ for both DB’s. TMDB is open-source and has a small but very active User base. IMDB is the current NR.1, owned by Amazon (big downside lol) and has a very big user base. Personally prefer TMDB even though movies are generally rated a bit lower, maybe a problem for Regression?</text:p>
      <text:p text:style-name="Standard"><text:s/><text:span text:style-name="T5">Is TMDB representative for the majority opinion? Does it need to be?</text:span></text:p>
      <text:p text:style-name="Standard">Can only find IMDB API that costs money, TMDB it is then! (thank god) </text:p>
      <text:p text:style-name="Standard">TMDB Problems:</text:p>
      <text:list xml:id="list515489200" text:style-name="WWNum6">
        <text:list-item>
          <text:p text:style-name="P11">Some Movies don’t have a rating :/</text:p>
        </text:list-item>
        <text:list-item>
          <text:p text:style-name="P11">Small Movies have a really high rating because few people gave high ratings</text:p>
        </text:list-item>
      </text:list>
      <text:p text:style-name="P5"><text:span text:style-name="T3"></text:span> Balance voting system out with knowledge of number of votes*</text:p>
      <text:p text:style-name="P7"/>
      <text:p text:style-name="P7">*After thinking about this, I don’t think this makes sense. This would still completely disregard movies that havent been rated at all (dividing through 0…). Would also be hard to implement as I would need to define the range for this new metric. Should instead just focus on getting a source where almost every movies have been rated by a number of people (n = 50?).</text:p>
      <text:p text:style-name="P5"/>
      <text:p text:style-name="P6">New Idea: Letterbox for ratings, TMDB for rest!</text:p>
      <text:p text:style-name="P6"/>
      <text:p text:style-name="P6">Builds onto TMDB but has own ratings that include a much bigger range by a lot more people!</text:p>
      <text:p text:style-name="P6">Sadly does not have an API yet, so will have to scrape the ratings manually!</text:p>
      <text:p text:style-name="P6"/>
      <text:p text:style-name="P14">-Tried implenting this and it works fine! Except there are Movies like Red Rocket where the url does not follow the name <text:a xlink:type="simple" xlink:href="https://letterboxd.com/film/red-rocket-2021" text:style-name="Internet_20_link" text:visited-style-name="Visited_20_Internet_20_Link">https://letterboxd.com/film/red-rocket-2021</text:a> , so have to find a way to counter this… <text:span text:style-name="T6">Happens because there is an older Movie with exact same name.</text:span></text:p>
      <text:p text:style-name="P3"/>
      <text:p text:style-name="P3"/>
      <text:p text:style-name="P2">Account Data before the pandemic?</text:p>
      <text:p text:style-name="No_20_Spacing">Kinda feel like post pandemic cinema attendance is a lot lower than pre. <text:span text:style-name="T3"></text:span>Check Hypotheses and use older data if difference not significant!</text:p>
      <text:p text:style-name="No_20_Spacing">Would be useful because generally more data = better results.</text:p>
      <text:p text:style-name="No_20_Spacing"/>
      <text:p text:style-name="No_20_Spacing"/>
      <text:p text:style-name="P1">What Modell should be used?</text:p>
      <text:p text:style-name="No_20_Spacing"/>
      <text:p text:style-name="No_20_Spacing">Regression task <text:span text:style-name="T3"></text:span> supervised learning</text:p>
      <text:p text:style-name="No_20_Spacing">Possible Types:</text:p>
      <text:list xml:id="list3259454020" text:style-name="WWNum5">
        <text:list-item>
          <text:p text:style-name="P12">Linear Regression</text:p>
        </text:list-item>
        <text:list-item>
          <text:p text:style-name="P12">Multiple Regression</text:p>
        </text:list-item>
        <text:list-item>
          <text:p text:style-name="P12">Support Vector Machine </text:p>
        </text:list-item>
        <text:list-item>
          <text:p text:style-name="P12">Some kind of Pipeline (Random Forest, etc.)</text:p>
        </text:list-item>
        <text:list-item>
          <text:p text:style-name="P12">Gradient Boosting</text:p>
        </text:list-item>
        <text:list-item>
          <text:p text:style-name="P12">XGBoost</text:p>
        </text:list-item>
        <text:list-item>
          <text:p text:style-name="P12">Neural Network</text:p>
        </text:list-item>
      </text:list>
      <text:p text:style-name="No_20_Spacing"/>
      <text:p text:style-name="No_20_Spacing"/>
      <text:p text:style-name="P1">How do Cinemas solve this task?</text:p>
      <text:p text:style-name="No_20_Spacing"><text:soft-page-break/></text:p>
      <text:p text:style-name="No_20_Spacing">Movie theatres need to roughly know how many people might turn up. On what basis do real cinemas decide whether to show a movie? Could there be a demand for something like thi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k</meta:initial-creator>
    <meta:editing-cycles>9</meta:editing-cycles>
    <meta:creation-date>2023-05-25T16:57:00</meta:creation-date>
    <dc:date>2023-06-11T13:38:38.218832390</dc:date>
    <meta:editing-duration>PT12M2S</meta:editing-duration>
    <meta:generator>LibreOffice/7.3.7.2$Linux_X86_64 LibreOffice_project/30$Build-2</meta:generator>
    <meta:document-statistic meta:table-count="0" meta:image-count="0" meta:object-count="0" meta:page-count="3" meta:paragraph-count="54" meta:word-count="657" meta:character-count="3709" meta:non-whitespace-character-count="3122"/>
    <meta:user-defined meta:name="AppVersion">16.0000</meta:user-defined>
    <meta:template xlink:type="simple" xlink:actuate="onRequest" xlink:title="Normal" xlink:href=""/>
  </office:meta>
</office:document-meta>
</file>